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1" style:family="table-cell" style:name="ce5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3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8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style:vertical-align="middle" style:writing-mode="page"/>
      <style:table-cell-properties style:vertical-align="middle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8.52cm" style:use-optimal-column-width="false" fo:break-before="auto"/>
    </style:style>
    <style:style style:family="table-column" style:name="co3">
      <style:table-column-properties style:column-width="2.487cm" style:use-optimal-column-width="false" fo:break-before="auto"/>
    </style:style>
    <style:style style:family="table-column" style:name="co4">
      <style:table-column-properties style:column-width="1.905cm" style:use-optimal-column-width="false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color="#000000" fo:font-size="11pt" style:text-underline-type="none"/>
    </style:style>
    <style:style style:family="text" style:name="T2">
      <style:text-properties fo:color="#000000" fo:font-size="11pt" style:text-underline-type="none"/>
    </style:style>
    <style:style style:family="text" style:name="T3">
      <style:text-properties fo:color="#000000" fo:font-size="11pt" fo:font-style="normal" style:text-underline-type="none" fo:font-weight="bold"/>
    </style:style>
    <style:style style:family="text" style:name="T4">
      <style:text-properties fo:color="#000000" fo:font-size="11pt" style:text-underline-type="none"/>
    </style:style>
    <style:style style:family="text" style:name="T5">
      <style:text-properties fo:color="#000000" fo:font-size="11pt" style:text-underline-type="none"/>
    </style:style>
    <style:style style:family="table-row" style:name="ro3">
      <style:table-row-properties style:row-height="15pt" style:use-optimal-row-height="false" fo:break-before="auto"/>
    </style:style>
    <style:style style:family="table-row" style:name="ro4">
      <style:table-row-properties style:row-height="13.9pt" style:use-optimal-row-height="false" fo:break-before="auto"/>
    </style:style>
    <style:style style:family="table-row" style:name="ro5">
      <style:table-row-properties style:row-height="15pt" style:use-optimal-row-height="false" fo:break-before="auto"/>
    </style:style>
    <style:style style:family="text" style:name="T6">
      <style:text-properties fo:color="#000000" fo:font-size="11pt" style:text-underline-type="none"/>
    </style:style>
    <style:style style:family="text" style:name="T7">
      <style:text-properties style:text-underline-type="none"/>
    </style:style>
    <style:style style:family="text" style:name="T8">
      <style:text-properties fo:color="#000000" fo:font-size="11pt" style:text-underline-type="none" fo:font-weight="bold"/>
    </style:style>
    <style:style style:family="text" style:name="T9">
      <style:text-properties fo:color="#000000" fo:font-size="11pt" style:text-underline-type="none" fo:font-weight="bold"/>
    </style:style>
    <style:style style:family="text" style:name="T10">
      <style:text-properties fo:color="#000000" fo:font-size="11pt" style:text-underline-type="none" fo:font-weight="bold"/>
    </style:style>
    <style:style style:family="text" style:name="T11">
      <style:text-properties fo:color="#000000" fo:font-size="11pt" style:text-underline-type="none" fo:font-weight="bold"/>
    </style:style>
    <style:style style:family="text" style:name="T12">
      <style:text-properties fo:color="#000000" fo:font-size="11pt" style:text-underline-type="none" fo:font-weight="bold"/>
    </style:style>
    <style:style style:family="table-row" style:name="ro6">
      <style:table-row-properties style:row-height="15pt" style:use-optimal-row-height="false" fo:break-before="auto"/>
    </style:style>
    <style:style style:family="text" style:name="T13">
      <style:text-properties fo:color="#000000" fo:font-size="11pt" style:text-underline-type="none" fo:font-weight="bold"/>
    </style:style>
    <style:style style:family="table-row" style:name="ro7">
      <style:table-row-properties style:row-height="15pt" style:use-optimal-row-height="false" fo:break-before="auto"/>
    </style:style>
    <style:style style:family="text" style:name="T14">
      <style:text-properties fo:color="#000000" fo:font-size="11pt" style:text-underline-type="none"/>
    </style:style>
    <style:style style:family="table-row" style:name="ro8">
      <style:table-row-properties style:row-height="15pt" style:use-optimal-row-height="false" fo:break-before="auto"/>
    </style:style>
    <style:style style:family="text" style:name="T15">
      <style:text-properties fo:color="#000000" fo:font-size="11pt" style:text-underline-type="none"/>
    </style:style>
    <style:style style:family="table-row" style:name="ro9">
      <style:table-row-properties style:row-height="15pt" style:use-optimal-row-height="false" fo:break-before="auto"/>
    </style:style>
    <style:style style:family="text" style:name="T16">
      <style:text-properties fo:color="#000000" fo:font-size="11pt" style:text-underline-type="none"/>
    </style:style>
    <style:style style:family="table-row" style:name="ro10">
      <style:table-row-properties style:row-height="15pt" style:use-optimal-row-height="false" fo:break-before="auto"/>
    </style:style>
    <style:style style:family="text" style:name="T17">
      <style:text-properties fo:color="#000000" fo:font-size="11pt" style:text-underline-type="none"/>
    </style:style>
    <style:style style:family="table-row" style:name="ro11">
      <style:table-row-properties style:row-height="15pt" style:use-optimal-row-height="false" fo:break-before="auto"/>
    </style:style>
    <style:style style:family="text" style:name="T18">
      <style:text-properties fo:color="#000000" fo:font-size="11pt" style:text-underline-type="none"/>
    </style:style>
    <style:style style:family="table-row" style:name="ro12">
      <style:table-row-properties style:row-height="15pt" style:use-optimal-row-height="false" fo:break-before="auto"/>
    </style:style>
    <style:style style:family="text" style:name="T19">
      <style:text-properties fo:color="#000000" fo:font-size="11pt" style:text-underline-type="none"/>
    </style:style>
    <style:style style:family="table-row" style:name="ro13">
      <style:table-row-properties style:row-height="15pt" style:use-optimal-row-height="false" fo:break-before="auto"/>
    </style:style>
    <style:style style:family="text" style:name="T20">
      <style:text-properties fo:color="#000000" fo:font-size="11pt" style:text-underline-type="none"/>
    </style:style>
    <style:style style:family="table-row" style:name="ro14">
      <style:table-row-properties style:row-height="15pt" style:use-optimal-row-height="false" fo:break-before="auto"/>
    </style:style>
    <style:style style:family="text" style:name="T21">
      <style:text-properties fo:color="#000000" fo:font-size="11pt" style:text-underline-type="none"/>
    </style:style>
    <style:style style:family="table-row" style:name="ro15">
      <style:table-row-properties style:row-height="15pt" style:use-optimal-row-height="false" fo:break-before="auto"/>
    </style:style>
    <style:style style:family="text" style:name="T22">
      <style:text-properties fo:color="#000000" fo:font-size="11pt" style:text-underline-type="none"/>
    </style:style>
    <style:style style:family="table-row" style:name="ro16">
      <style:table-row-properties style:row-height="15pt" style:use-optimal-row-height="false" fo:break-before="auto"/>
    </style:style>
    <style:style style:family="text" style:name="T23">
      <style:text-properties fo:color="#000000" fo:font-size="11pt" style:text-underline-type="none"/>
    </style:style>
    <style:style style:family="table-row" style:name="ro17">
      <style:table-row-properties style:row-height="15pt" style:use-optimal-row-height="false" fo:break-before="auto"/>
    </style:style>
    <style:style style:family="text" style:name="T24">
      <style:text-properties fo:color="#000000" fo:font-size="11pt" style:text-underline-type="none"/>
    </style:style>
    <style:style style:family="table-row" style:name="ro18">
      <style:table-row-properties style:row-height="15pt" style:use-optimal-row-height="false" fo:break-before="auto"/>
    </style:style>
    <style:style style:family="text" style:name="T25">
      <style:text-properties fo:color="#000000" fo:font-size="11pt" style:text-underline-type="none"/>
    </style:style>
    <style:style style:family="table-row" style:name="ro19">
      <style:table-row-properties style:row-height="13.9pt" style:use-optimal-row-height="false" fo:break-before="auto"/>
    </style:style>
    <style:style style:family="table-row" style:name="ro20">
      <style:table-row-properties style:row-height="15pt" style:use-optimal-row-height="false" fo:break-before="auto"/>
    </style:style>
    <style:style style:family="text" style:name="T26">
      <style:text-properties fo:color="#000000" fo:font-size="11pt" style:text-underline-type="none" fo:font-weight="bold"/>
    </style:style>
    <style:style style:family="table-row" style:name="ro21">
      <style:table-row-properties style:row-height="15pt" style:use-optimal-row-height="false" fo:break-before="auto"/>
    </style:style>
    <style:style style:family="text" style:name="T27">
      <style:text-properties fo:color="#000000" fo:font-size="11pt" style:text-underline-type="none"/>
    </style:style>
    <style:style style:family="table-row" style:name="ro22">
      <style:table-row-properties style:row-height="15pt" style:use-optimal-row-height="false" fo:break-before="auto"/>
    </style:style>
    <style:style style:family="text" style:name="T28">
      <style:text-properties fo:color="#000000" fo:font-size="11pt" style:text-underline-type="none"/>
    </style:style>
    <style:style style:family="table-row" style:name="ro23">
      <style:table-row-properties style:row-height="15pt" style:use-optimal-row-height="false" fo:break-before="auto"/>
    </style:style>
    <style:style style:family="text" style:name="T29">
      <style:text-properties fo:color="#000000" fo:font-size="11pt" style:text-underline-type="none"/>
    </style:style>
    <style:style style:family="table-row" style:name="ro24">
      <style:table-row-properties style:row-height="15pt" style:use-optimal-row-height="false" fo:break-before="auto"/>
    </style:style>
    <style:style style:family="text" style:name="T30">
      <style:text-properties fo:color="#000000" fo:font-size="11pt" style:text-underline-type="none"/>
    </style:style>
    <style:style style:family="table-row" style:name="ro25">
      <style:table-row-properties style:row-height="15pt" style:use-optimal-row-height="false" fo:break-before="auto"/>
    </style:style>
    <style:style style:family="text" style:name="T31">
      <style:text-properties fo:color="#000000" fo:font-size="11pt" style:text-underline-type="none"/>
    </style:style>
    <style:style style:family="table-row" style:name="ro26">
      <style:table-row-properties style:row-height="15pt" style:use-optimal-row-height="false" fo:break-before="auto"/>
    </style:style>
    <style:style style:family="text" style:name="T32">
      <style:text-properties fo:color="#000000" fo:font-size="11pt" style:text-underline-type="none"/>
    </style:style>
    <style:style style:family="table-row" style:name="ro27">
      <style:table-row-properties style:row-height="15pt" style:use-optimal-row-height="false" fo:break-before="auto"/>
    </style:style>
    <style:style style:family="text" style:name="T33">
      <style:text-properties fo:color="#000000" fo:font-size="11pt" style:text-underline-type="none"/>
    </style:style>
    <style:style style:family="table-row" style:name="ro28">
      <style:table-row-properties style:row-height="15pt" style:use-optimal-row-height="false" fo:break-before="auto"/>
    </style:style>
    <style:style style:family="text" style:name="T34">
      <style:text-properties fo:color="#000000" fo:font-size="11pt" style:text-underline-type="none"/>
    </style:style>
    <style:style style:family="table-row" style:name="ro29">
      <style:table-row-properties style:row-height="15pt" style:use-optimal-row-height="false" fo:break-before="auto"/>
    </style:style>
    <style:style style:family="text" style:name="T35">
      <style:text-properties fo:color="#000000" fo:font-size="11pt" style:text-underline-type="none"/>
    </style:style>
    <style:style style:family="table-row" style:name="ro30">
      <style:table-row-properties style:row-height="15pt" style:use-optimal-row-height="false" fo:break-before="auto"/>
    </style:style>
    <style:style style:family="text" style:name="T36">
      <style:text-properties fo:color="#000000" fo:font-size="11pt" style:text-underline-type="none"/>
    </style:style>
    <style:style style:family="table-row" style:name="ro31">
      <style:table-row-properties style:row-height="15pt" style:use-optimal-row-height="false" fo:break-before="auto"/>
    </style:style>
    <style:style style:family="text" style:name="T37">
      <style:text-properties fo:color="#000000" fo:font-size="11pt" style:text-underline-type="none"/>
    </style:style>
    <style:style style:family="table-row" style:name="ro32">
      <style:table-row-properties style:row-height="15pt" style:use-optimal-row-height="false" fo:break-before="auto"/>
    </style:style>
    <style:style style:family="text" style:name="T38">
      <style:text-properties fo:color="#000000" fo:font-size="11pt" style:text-underline-type="none"/>
    </style:style>
    <style:style style:family="table-row" style:name="ro33">
      <style:table-row-properties style:row-height="13.9pt" style:use-optimal-row-height="false" fo:break-before="auto"/>
    </style:style>
    <style:style style:family="table-row" style:name="ro34">
      <style:table-row-properties style:row-height="15pt" style:use-optimal-row-height="false" fo:break-before="auto"/>
    </style:style>
    <style:style style:family="text" style:name="T39">
      <style:text-properties fo:color="#000000" fo:font-size="11pt" style:text-underline-type="none" fo:font-weight="bold"/>
    </style:style>
    <style:style style:family="table-row" style:name="ro35">
      <style:table-row-properties style:row-height="15pt" style:use-optimal-row-height="false" fo:break-before="auto"/>
    </style:style>
    <style:style style:family="text" style:name="T40">
      <style:text-properties fo:color="#000000" fo:font-size="11pt" style:text-underline-type="none"/>
    </style:style>
    <style:style style:family="table-row" style:name="ro36">
      <style:table-row-properties style:row-height="15pt" style:use-optimal-row-height="false" fo:break-before="auto"/>
    </style:style>
    <style:style style:family="text" style:name="T41">
      <style:text-properties fo:color="#000000" fo:font-size="11pt" style:text-underline-type="none"/>
    </style:style>
    <style:style style:family="table-row" style:name="ro37">
      <style:table-row-properties style:row-height="15pt" style:use-optimal-row-height="false" fo:break-before="auto"/>
    </style:style>
    <style:style style:family="text" style:name="T42">
      <style:text-properties fo:color="#000000" fo:font-size="11pt" style:text-underline-type="none"/>
    </style:style>
    <style:style style:family="table-row" style:name="ro38">
      <style:table-row-properties style:row-height="15pt" style:use-optimal-row-height="false" fo:break-before="auto"/>
    </style:style>
    <style:style style:family="text" style:name="T43">
      <style:text-properties fo:color="#000000" fo:font-size="11pt" style:text-underline-type="none"/>
    </style:style>
    <style:style style:family="table-row" style:name="ro39">
      <style:table-row-properties style:row-height="15pt" style:use-optimal-row-height="false" fo:break-before="auto"/>
    </style:style>
    <style:style style:family="text" style:name="T44">
      <style:text-properties fo:color="#000000" fo:font-size="11pt" style:text-underline-type="none"/>
    </style:style>
    <style:style style:family="table-row" style:name="ro40">
      <style:table-row-properties style:row-height="15pt" style:use-optimal-row-height="false" fo:break-before="auto"/>
    </style:style>
    <style:style style:family="text" style:name="T45">
      <style:text-properties fo:color="#000000" fo:font-size="11pt" style:text-underline-type="none"/>
    </style:style>
    <style:style style:family="table-row" style:name="ro41">
      <style:table-row-properties style:row-height="15pt" style:use-optimal-row-height="false" fo:break-before="auto"/>
    </style:style>
    <style:style style:family="text" style:name="T46">
      <style:text-properties fo:color="#000000" fo:font-size="11pt" style:text-underline-type="none"/>
    </style:style>
    <style:style style:family="table-row" style:name="ro42">
      <style:table-row-properties style:row-height="15pt" style:use-optimal-row-height="false" fo:break-before="auto"/>
    </style:style>
    <style:style style:family="text" style:name="T47">
      <style:text-properties fo:color="#000000" fo:font-size="11pt" style:text-underline-type="none"/>
    </style:style>
    <style:style style:family="table-row" style:name="ro43">
      <style:table-row-properties style:row-height="13.9pt" style:use-optimal-row-height="false" fo:break-before="auto"/>
    </style:style>
    <style:style style:family="table-row" style:name="ro44">
      <style:table-row-properties style:row-height="15pt" style:use-optimal-row-height="false" fo:break-before="auto"/>
    </style:style>
    <style:style style:family="text" style:name="T48">
      <style:text-properties fo:color="#000000" fo:font-size="11pt" style:text-underline-type="none" fo:font-weight="bold"/>
    </style:style>
    <style:style style:family="table-row" style:name="ro45">
      <style:table-row-properties style:row-height="15pt" style:use-optimal-row-height="false" fo:break-before="auto"/>
    </style:style>
    <style:style style:family="text" style:name="T49">
      <style:text-properties fo:color="#000000" fo:font-size="11pt" style:text-underline-type="none"/>
    </style:style>
    <style:style style:family="table-row" style:name="ro46">
      <style:table-row-properties style:row-height="15pt" style:use-optimal-row-height="false" fo:break-before="auto"/>
    </style:style>
    <style:style style:family="text" style:name="T50">
      <style:text-properties fo:color="#000000" fo:font-size="11pt" style:text-underline-type="none"/>
    </style:style>
    <style:style style:family="table-row" style:name="ro47">
      <style:table-row-properties style:row-height="15pt" style:use-optimal-row-height="false" fo:break-before="auto"/>
    </style:style>
    <style:style style:family="text" style:name="T51">
      <style:text-properties fo:color="#000000" fo:font-size="11pt" style:text-underline-type="none"/>
    </style:style>
    <style:style style:family="table-row" style:name="ro48">
      <style:table-row-properties style:row-height="15pt" style:use-optimal-row-height="false" fo:break-before="auto"/>
    </style:style>
    <style:style style:family="text" style:name="T52">
      <style:text-properties fo:color="#000000" fo:font-size="11pt" style:text-underline-type="none"/>
    </style:style>
    <style:style style:family="table-row" style:name="ro49">
      <style:table-row-properties style:row-height="15pt" style:use-optimal-row-height="false" fo:break-before="auto"/>
    </style:style>
    <style:style style:family="text" style:name="T53">
      <style:text-properties fo:color="#000000" fo:font-size="11pt" style:text-underline-type="none"/>
    </style:style>
    <style:style style:family="table-row" style:name="ro50">
      <style:table-row-properties style:row-height="15pt" style:use-optimal-row-height="false" fo:break-before="auto"/>
    </style:style>
    <style:style style:family="text" style:name="T54">
      <style:text-properties fo:color="#000000" fo:font-size="11pt" style:text-underline-type="none"/>
    </style:style>
    <style:style style:family="table-row" style:name="ro51">
      <style:table-row-properties style:row-height="15pt" style:use-optimal-row-height="false" fo:break-before="auto"/>
    </style:style>
    <style:style style:family="text" style:name="T55">
      <style:text-properties fo:color="#000000" fo:font-size="11pt" style:text-underline-type="none"/>
    </style:style>
    <style:style style:family="table-row" style:name="ro52">
      <style:table-row-properties style:row-height="13.9pt" style:use-optimal-row-height="false" fo:break-before="auto"/>
    </style:style>
    <style:style style:family="table-row" style:name="ro53">
      <style:table-row-properties style:row-height="15pt" style:use-optimal-row-height="false" fo:break-before="auto"/>
    </style:style>
    <style:style style:family="text" style:name="T56">
      <style:text-properties fo:color="#000000" fo:font-size="11pt" style:text-underline-type="none" fo:font-weight="bold"/>
    </style:style>
    <style:style style:family="table-row" style:name="ro54">
      <style:table-row-properties style:row-height="15pt" style:use-optimal-row-height="false" fo:break-before="auto"/>
    </style:style>
    <style:style style:family="text" style:name="T57">
      <style:text-properties fo:color="#000000" fo:font-size="11pt" style:text-underline-type="none"/>
    </style:style>
    <style:style style:family="table-row" style:name="ro55">
      <style:table-row-properties style:row-height="15pt" style:use-optimal-row-height="false" fo:break-before="auto"/>
    </style:style>
    <style:style style:family="text" style:name="T58">
      <style:text-properties fo:color="#000000" fo:font-size="11pt" style:text-underline-type="none"/>
    </style:style>
    <style:style style:family="table-row" style:name="ro56">
      <style:table-row-properties style:row-height="15pt" style:use-optimal-row-height="false" fo:break-before="auto"/>
    </style:style>
    <style:style style:family="text" style:name="T59">
      <style:text-properties fo:color="#000000" fo:font-size="11pt" style:text-underline-type="none"/>
    </style:style>
    <style:style style:family="table-row" style:name="ro57">
      <style:table-row-properties style:row-height="15pt" style:use-optimal-row-height="false" fo:break-before="auto"/>
    </style:style>
    <style:style style:family="text" style:name="T60">
      <style:text-properties fo:color="#000000" fo:font-size="11pt" style:text-underline-type="none"/>
    </style:style>
    <style:style style:family="table-row" style:name="ro58">
      <style:table-row-properties style:row-height="13.9pt" style:use-optimal-row-height="false" fo:break-before="auto"/>
    </style:style>
    <style:style style:family="table-row" style:name="ro59">
      <style:table-row-properties style:row-height="15pt" style:use-optimal-row-height="false" fo:break-before="auto"/>
    </style:style>
    <style:style style:family="text" style:name="T61">
      <style:text-properties fo:color="#000000" fo:font-size="11pt" style:text-underline-type="none" fo:font-weight="bold"/>
    </style:style>
    <style:style style:family="table-row" style:name="ro60">
      <style:table-row-properties style:row-height="15pt" style:use-optimal-row-height="false" fo:break-before="auto"/>
    </style:style>
    <style:style style:family="text" style:name="T62">
      <style:text-properties fo:color="#000000" fo:font-size="11pt" style:text-underline-type="none"/>
    </style:style>
    <style:style style:family="table-row" style:name="ro61">
      <style:table-row-properties style:row-height="15pt" style:use-optimal-row-height="false" fo:break-before="auto"/>
    </style:style>
    <style:style style:family="text" style:name="T63">
      <style:text-properties fo:color="#000000" fo:font-size="11pt" style:text-underline-type="none"/>
    </style:style>
    <style:style style:family="table-row" style:name="ro62">
      <style:table-row-properties style:row-height="15pt" style:use-optimal-row-height="false" fo:break-before="auto"/>
    </style:style>
    <style:style style:family="text" style:name="T64">
      <style:text-properties fo:color="#000000" fo:font-size="11pt" style:text-underline-type="none"/>
    </style:style>
    <style:style style:family="table-row" style:name="ro63">
      <style:table-row-properties style:row-height="15pt" style:use-optimal-row-height="false" fo:break-before="auto"/>
    </style:style>
    <style:style style:family="text" style:name="T65">
      <style:text-properties fo:color="#000000" fo:font-size="11pt" style:text-underline-type="none"/>
    </style:style>
    <style:style style:family="table-row" style:name="ro64">
      <style:table-row-properties style:row-height="15pt" style:use-optimal-row-height="false" fo:break-before="auto"/>
    </style:style>
    <style:style style:family="text" style:name="T66">
      <style:text-properties fo:color="#000000" fo:font-size="11pt" style:text-underline-type="none"/>
    </style:style>
    <style:style style:family="table-row" style:name="ro65">
      <style:table-row-properties style:row-height="15pt" style:use-optimal-row-height="false" fo:break-before="auto"/>
    </style:style>
    <style:style style:family="text" style:name="T67">
      <style:text-properties fo:color="#000000" fo:font-size="11pt" style:text-underline-type="none"/>
    </style:style>
    <style:style style:family="table-row" style:name="ro66">
      <style:table-row-properties style:row-height="15pt" style:use-optimal-row-height="false" fo:break-before="auto"/>
    </style:style>
    <style:style style:family="text" style:name="T68">
      <style:text-properties fo:color="#000000" fo:font-size="11pt" style:text-underline-type="none"/>
    </style:style>
    <style:style style:family="table-row" style:name="ro67">
      <style:table-row-properties style:row-height="15pt" style:use-optimal-row-height="false" fo:break-before="auto"/>
    </style:style>
    <style:style style:family="text" style:name="T69">
      <style:text-properties fo:color="#000000" fo:font-size="11pt" style:text-underline-type="none"/>
    </style:style>
    <style:style style:family="table-row" style:name="ro68">
      <style:table-row-properties style:row-height="15pt" style:use-optimal-row-height="false" fo:break-before="auto"/>
    </style:style>
    <style:style style:family="text" style:name="T70">
      <style:text-properties fo:color="#000000" fo:font-size="11pt" style:text-underline-type="none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4"/>
        <table:table-column table:number-columns-repeated="16382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Marcar con una</text:span><text:span text:style-name="T2"><text:s/></text:span><text:span text:style-name="T3">X</text:span><text:span text:style-name="T4"><text:s/></text:span><text:span text:style-name="T5">los elementos a evaluar en cada una de las entregas (no volver a marcar los ya superados)</text:span></text:p>
          </table:table-cell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3">
          <table:table-cell table:style-name="ce7" office:value-type="string">
            <text:p>Alumno: D./Dª ____________Salvador Romero Cortés____________________________________________________________</text:p>
          </table:table-cell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span text:style-name="T6">Item a valorar</text:span></text:p>
          </table:table-cell>
          <table:table-cell table:style-name="ce8" office:value-type="string">
            <text:p><text:span text:style-name="T7">Puntuación</text:span></text:p>
          </table:table-cell>
          <table:table-cell table:style-name="ce9" office:value-type="string">
            <text:p><text:span text:style-name="T8">Entrega 1</text:span></text:p>
          </table:table-cell>
          <table:table-cell table:style-name="ce9" office:value-type="string">
            <text:p><text:span text:style-name="T9">Entrega 2</text:span></text:p>
          </table:table-cell>
          <table:table-cell table:style-name="ce9" office:value-type="string">
            <text:p><text:span text:style-name="T10">Entrega 3</text:span></text:p>
          </table:table-cell>
          <table:table-cell table:style-name="ce9" office:value-type="string">
            <text:p><text:span text:style-name="T11">Entrega 4</text:span></text:p>
          </table:table-cell>
          <table:table-cell table:style-name="ce9" office:value-type="string">
            <text:p><text:span text:style-name="T12">Entrega 5</text:span></text:p>
          </table:table-cell>
          <table:table-cell table:number-columns-repeated="1024"/>
        </table:table-row>
        <table:table-row table:style-name="ro6">
          <table:table-cell table:style-name="ce9" office:value-type="string">
            <text:p><text:span text:style-name="T13">Elementos de la práctica 1</text:span></text:p>
          </table:table-cell>
          <table:table-cell table:style-name="ce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">
          <table:table-cell office:value-type="string">
            <text:p><text:span text:style-name="T14">Clase Malla3D (implementación correcta)</text:span></text:p>
          </table:table-cell>
          <table:table-cell table:style-name="ce5" office:value-type="float" office:value="0.025000000000000001">
            <text:p>0.025000000000000001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 office:value-type="string">
            <text:p><text:span text:style-name="T15">Clase Cubo (Creación correcta de Geometría y Topología )</text:span></text:p>
          </table:table-cell>
          <table:table-cell table:style-name="ce5" office:value-type="float" office:value="0.035000000000000003">
            <text:p>0.035000000000000003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9">
          <table:table-cell office:value-type="string">
            <text:p><text:span text:style-name="T16">Clase Tetraedro (Creación correcta de Geometría y Topología)</text:span></text:p>
          </table:table-cell>
          <table:table-cell table:style-name="ce5" office:value-type="float" office:value="0.025000000000000001">
            <text:p>0.025000000000000001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0">
          <table:table-cell office:value-type="string">
            <text:p><text:span text:style-name="T17">Dibujado en modo inmediato (glDrawElements)</text:span></text:p>
          </table:table-cell>
          <table:table-cell table:style-name="ce5" office:value-type="float" office:value="0.040000000000000001">
            <text:p>0.040000000000000001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1">
          <table:table-cell office:value-type="string">
            <text:p><text:span text:style-name="T18">Dibujado en modo diferido (VBO)</text:span></text:p>
          </table:table-cell>
          <table:table-cell table:style-name="ce5" office:value-type="float" office:value="0.080000000000000002">
            <text:p>0.080000000000000002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2">
          <table:table-cell office:value-type="string">
            <text:p><text:span text:style-name="T19">Uso de ColorArray para el color</text:span></text:p>
          </table:table-cell>
          <table:table-cell table:style-name="ce5" office:value-type="float" office:value="0.059999999999999998">
            <text:p>0.059999999999999998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3">
          <table:table-cell office:value-type="string">
            <text:p><text:span text:style-name="T20">Visualización modo puntos</text:span></text:p>
          </table:table-cell>
          <table:table-cell table:style-name="ce5" office:value-type="float" office:value="0.044999999999999998">
            <text:p>0.044999999999999998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4">
          <table:table-cell office:value-type="string">
            <text:p><text:span text:style-name="T21">Visualización modo alambre</text:span></text:p>
          </table:table-cell>
          <table:table-cell table:style-name="ce5" office:value-type="float" office:value="0.044999999999999998">
            <text:p>0.044999999999999998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5">
          <table:table-cell office:value-type="string">
            <text:p><text:span text:style-name="T22">Visualización modo sólido</text:span></text:p>
          </table:table-cell>
          <table:table-cell table:style-name="ce5" office:value-type="float" office:value="0.044999999999999998">
            <text:p>0.044999999999999998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6">
          <table:table-cell office:value-type="string">
            <text:p><text:span text:style-name="T23">Visualización modo ajedrez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7">
          <table:table-cell office:value-type="string">
            <text:p><text:span text:style-name="T24">CULL_FACE habilitado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18">
          <table:table-cell office:value-type="string">
            <text:p><text:span text:style-name="T25">Extra: Visualización simultánea puntos + lineas + sólido (cualquier combinación de ellos)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0">
          <table:table-cell table:style-name="ce9" office:value-type="string">
            <text:p><text:span text:style-name="T26">Elementos de la práctica 2</text:span></text:p>
          </table:table-cell>
          <table:table-cell table:style-name="ce5"/>
          <table:table-cell table:number-columns-repeated="1024"/>
        </table:table-row>
        <table:table-row table:style-name="ro21">
          <table:table-cell office:value-type="string">
            <text:p><text:span text:style-name="T27">Carga y visualiza PLY (con clase propia)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28">Clase ObjRevolucion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29">Constructor de revolución a partir de perfil .ply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30">Constructor de revolución a partir de vector de puntos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31">Generación correcta de geometría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32">Generación correcta de topología en el sentido del ejemplo</text:span></text:p>
          </table:table-cell>
          <table:table-cell table:style-name="ce5" office:value-type="float" office:value="0.070000000000000007">
            <text:p>0.070000000000000007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33">Generación correcta de topología en cualquier sentido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34">Detección de existencia de tapas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35">Constructores con argumento para crear o no tapas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36">Visualización opcional de tapas en tiempo de ejecución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37">Varios objetos simultáneos en la escena</text:span></text:p>
          </table:table-cell>
          <table:table-cell table:style-name="ce5" office:value-type="float" office:value="0.080000000000000002">
            <text:p>0.080000000000000002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38">Extra: rotación de perfil en cualquier eje</text:span></text:p>
          </table:table-cell>
          <table:table-cell table:style-name="ce5" office:value-type="float" office:value="0.080000000000000002">
            <text:p>0.080000000000000002</text:p>
          </table:table-cell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table:style-name="ce9" office:value-type="string">
            <text:p><text:span text:style-name="T39">Elementos de la práctica 3</text:span></text:p>
          </table:table-cell>
          <table:table-cell table:style-name="ce5"/>
          <table:table-cell table:number-columns-repeated="1024"/>
        </table:table-row>
        <table:table-row table:style-name="ro35">
          <table:table-cell office:value-type="string">
            <text:p><text:span text:style-name="T40">Cálculo correcto de las normales en los vértices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41">Los ejes se siguen viendo en color plano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42">Uso de array de normales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43">Implementación correcta clase Luz (y subclases)</text:span></text:p>
          </table:table-cell>
          <table:table-cell table:style-name="ce5" office:value-type="float" office:value="0.14999999999999999">
            <text:p>0.14999999999999999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44">Hay al menos una luz direccional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45">Hay al menos una luz puntual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46">Modo de visualización sombreado suave</text:span></text:p>
          </table:table-cell>
          <table:table-cell table:style-name="ce5" office:value-type="float" office:value="0.14999999999999999">
            <text:p>0.14999999999999999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47">Hay al menos tres materiales distintos en la escena simultáneamente</text:span></text:p>
          </table:table-cell>
          <table:table-cell table:style-name="ce5" office:value-type="float" office:value="0.10000000000000001">
            <text:p>0.10000000000000001</text:p>
          </table:table-cell>
          <table:table-cell office:value-type="string">
            <text:p>x</text:p>
          </table:table-cell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style-name="ce9" office:value-type="string">
            <text:p><text:span text:style-name="T48">Elementos de la Práctica 4</text:span></text:p>
          </table:table-cell>
          <table:table-cell table:style-name="ce5"/>
          <table:table-cell table:number-columns-repeated="1024"/>
        </table:table-row>
        <table:table-row table:style-name="ro45">
          <table:table-cell office:value-type="string">
            <text:p><text:span text:style-name="T49">Diseño manual del grafo del modelo jerárquico 0.25</text:span></text:p>
          </table:table-cell>
          <table:table-cell table:style-name="ce5" office:value-type="float" office:value="0.25">
            <text:p>0.25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50">Estructura de clases del modelo jerárquico 0.20</text:span></text:p>
          </table:table-cell>
          <table:table-cell table:style-name="ce5"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51">Se conservan los modos de visualización 0.10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52">Movimiento paso a paso con teclado 3 grados de libertad (al menos una rotación y una traslación)</text:span></text:p>
          </table:table-cell>
          <table:table-cell table:style-name="ce5"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49">
          <table:table-cell office:value-type="string">
            <text:p><text:span text:style-name="T53">Animación automática de los 3 grados de libertad</text:span></text:p>
          </table:table-cell>
          <table:table-cell table:style-name="ce5" office:value-type="float" office:value="0.25">
            <text:p>0.25</text:p>
          </table:table-cell>
          <table:table-cell table:number-columns-repeated="1024"/>
        </table:table-row>
        <table:table-row table:style-name="ro50">
          <table:table-cell office:value-type="string">
            <text:p><text:span text:style-name="T54">Extra: Aumento/Disminución de velocidad general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55">Extra: Aumento/Disminución de velocidad para cada grado por separado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53">
          <table:table-cell table:style-name="ce9" office:value-type="string">
            <text:p><text:span text:style-name="T56">Elementos de la Práctica 5</text:span></text:p>
          </table:table-cell>
          <table:table-cell table:style-name="ce5"/>
          <table:table-cell table:number-columns-repeated="1024"/>
        </table:table-row>
        <table:table-row table:style-name="ro54">
          <table:table-cell office:value-type="string">
            <text:p><text:span text:style-name="T57">Asignación correcta de coordenadas de texturas en cuadro</text:span></text:p>
          </table:table-cell>
          <table:table-cell table:style-name="ce5"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58">Visualización correcta al menos un objeto con la textura 0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59">Animación de la luz puntual</text:span></text:p>
          </table:table-cell>
          <table:table-cell table:style-name="ce5" office:value-type="float" office:value="0.20000000000000001">
            <text:p>0.20000000000000001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60">Extra: Hay en la escena un cilindro texturizado (p.ej. lata de refresco) y una esfera texturizada (p.ej. tierra)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9" office:value-type="string">
            <text:p><text:span text:style-name="T61">Elementos de la Práctica 6</text:span></text:p>
          </table:table-cell>
          <table:table-cell table:style-name="ce5"/>
          <table:table-cell table:number-columns-repeated="1024"/>
        </table:table-row>
        <table:table-row table:style-name="ro60">
          <table:table-cell office:value-type="string">
            <text:p><text:span text:style-name="T62">Hay una clase cámara que almacena sus parámetros intrínsecos y extrínsecos</text:span></text:p>
          </table:table-cell>
          <table:table-cell table:style-name="ce5"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61">
          <table:table-cell office:value-type="string">
            <text:p><text:span text:style-name="T63">Hay al menos tres cámaras en la escena (obligatorio: una ortográfica y una perspectiva)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62">
          <table:table-cell office:value-type="string">
            <text:p><text:span text:style-name="T64">La cámara activa se mueve en torno al objeto seleccionado con el ratón</text:span></text:p>
          </table:table-cell>
          <table:table-cell table:style-name="ce5" office:value-type="float" office:value="0.25">
            <text:p>0.25</text:p>
          </table:table-cell>
          <table:table-cell table:number-columns-repeated="1024"/>
        </table:table-row>
        <table:table-row table:style-name="ro63">
          <table:table-cell office:value-type="string">
            <text:p><text:span text:style-name="T65">Se puede hacer zoom con cada cámara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64">
          <table:table-cell office:value-type="string">
            <text:p><text:span text:style-name="T66">Al cambiar la proporción de la ventana (ancho/alto) no se deforman los objetos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65">
          <table:table-cell office:value-type="string">
            <text:p><text:span text:style-name="T67">Se seleccionan objetos en la escena iluminada con materiales</text:span></text:p>
          </table:table-cell>
          <table:table-cell table:style-name="ce5" office:value-type="float" office:value="0.25">
            <text:p>0.25</text:p>
          </table:table-cell>
          <table:table-cell table:number-columns-repeated="1024"/>
        </table:table-row>
        <table:table-row table:style-name="ro66">
          <table:table-cell office:value-type="string">
            <text:p><text:span text:style-name="T68">La camara activa, sin objeto seleccionado, se mueve en primera persona</text:span></text:p>
          </table:table-cell>
          <table:table-cell table:style-name="ce5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67">
          <table:table-cell office:value-type="string">
            <text:p><text:span text:style-name="T69">Las cámaras conservan su estado al pasar de una a otra</text:span>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68">
          <table:table-cell office:value-type="string">
            <text:p><text:span text:style-name="T70">Extra: Los objetos seleccionables se visualizan de forma especial</text:span></text:p>
          </table:table-cell>
          <table:table-cell table:style-name="ce5" office:value-type="float" office:value="0.12">
            <text:p>0.12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number-style style:name="NF10001">
      <number:number number:decimal-places="3" number:min-integer-digits="1" number:grouping="true"/>
      <number:text>  </number:text>
    </number:number-style>
    <number:number-style style:name="NF10003">
      <number:number number:min-integer-digits="1"/>
    </number:number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143cm" fo:min-height="1.143cm"/>
      </style:header-style>
      <style:footer-style>
        <style:header-footer-properties svg:height="1.143cm" fo:min-height="1.143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50</meta:generator>
    <meta:initial-creator/>
    <meta:creation-date/>
    <meta:editing-cycles/>
    <meta:editing-duration/>
    <dc:date/>
    <dc:creator/>
    <meta:document-statistic/>
  </office:meta>
</office:document-meta>
</file>